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CT COURSE NOTES<text:span text:style-name="T2"> (13-09-24)</text:span></text:p>
      <text:p text:style-name="P1"><text:span text:style-name="T2"/></text:p>
      <text:p text:style-name="P1"><text:span text:style-name="T1">Setting up a react app with create-react-app</text:span></text:p>
      <text:p text:style-name="P1"><text:span text:style-name="T1"/></text:p>
      <text:p text:style-name="P2"><text:span text:style-name="T1">Open up a terminal/command prompt</text:span></text:p>
      <text:p text:style-name="P2"><text:span text:style-name="T1">use dir rather than ls to list contents of the folder you are within when using Windows</text:span></text:p>
      <text:p text:style-name="P2"><text:span text:style-name="T1">Then use cd to navigate to the folder in which you want to build the app</text:span></text:p>
      <text:p text:style-name="P2"><text:span text:style-name="T1"/></text:p>
      <text:p text:style-name="P2"><text:span text:style-name="T1">During this course we will use version 5 of create-react-app and so we add the @5 to the create statement below -</text:span></text:p>
      <text:p text:style-name="P2"><text:span text:style-name="T1"/></text:p>
      <text:p text:style-name="P2"><text:span text:style-name="T1">Once you are in the correct folder write (ps the &gt; is just to signify the terminal prompt DO NOT WRITE IT IN THE STATEMENTS</text:span></text:p>
      <text:p text:style-name="P2"><text:span text:style-name="T1">also [] are to denote a placeholder with description) -</text:span></text:p>
      <text:p text:style-name="P2"><text:span text:style-name="T1">&gt; npx </text:span><text:a xlink:type="simple" xlink:href="mailto:create-react-app@5" text:style-name="Internet_20_link" text:visited-style-name="Visited_20_Internet_20_Link"><text:span text:style-name="T1">create-react-app@5</text:span></text:a><text:span text:style-name="T1"> [name of your project eg pizza-menu]</text:span></text:p>
      <text:p text:style-name="P2"><text:span text:style-name="T1"/></text:p>
      <text:p text:style-name="P2"><text:span text:style-name="T1">This statement uses an NPM-Build tool which is a bit like a MAKE script apparently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entury Gothic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6M24S</meta:editing-duration>
    <meta:editing-cycles>4</meta:editing-cycles>
    <meta:generator>OpenOffice/4.1.13$Win32 OpenOffice.org_project/4113m1$Build-9810</meta:generator>
    <dc:date>2024-09-13T13:19:07.76</dc:date>
    <dc:creator>Giles Webberley</dc:creator>
    <meta:document-statistic meta:table-count="0" meta:image-count="0" meta:object-count="0" meta:page-count="1" meta:paragraph-count="10" meta:word-count="130" meta:character-count="699"/>
    <meta:user-defined meta:name="Info 1"/>
    <meta:user-defined meta:name="Info 2"/>
    <meta:user-defined meta:name="Info 3"/>
    <meta:user-defined meta:name="Info 4"/>
  </office:meta>
</office:document-meta>
</file>